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onospace" svg:font-family="Monospace" style:font-family-generic="roman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sans-serif" svg:font-family="sans-serif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8.002cm" fo:margin-left="0.101cm" fo:margin-top="0cm" fo:margin-bottom="0cm" table:align="left" style:writing-mode="lr-tb"/>
    </style:style>
    <style:style style:name="Table1.A" style:family="table-column">
      <style:table-column-properties style:column-width="9.005cm"/>
    </style:style>
    <style:style style:name="Table1.B" style:family="table-column">
      <style:table-column-properties style:column-width="8.99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0.25pt solid #ffffff" fo:border-right="none" fo:border-top="0.25pt solid #ffffff" fo:border-bottom="0.25pt solid #ffffff"/>
    </style:style>
    <style:style style:name="Table1.B1" style:family="table-cell">
      <style:table-cell-properties fo:padding="0.097cm" fo:border="0.25pt solid #ffffff"/>
    </style:style>
    <style:style style:name="Table1.A2" style:family="table-cell">
      <style:table-cell-properties fo:padding="0.097cm" fo:border-left="0.25pt solid #ffffff" fo:border-right="none" fo:border-top="none" fo:border-bottom="0.25pt solid #ffffff"/>
    </style:style>
    <style:style style:name="Table1.B2" style:family="table-cell">
      <style:table-cell-properties fo:padding="0.097cm" fo:border-left="0.25pt solid #ffffff" fo:border-right="0.25pt solid #ffffff" fo:border-top="none" fo:border-bottom="0.25pt solid #ffffff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-0.501cm" fo:margin-right="0cm" fo:text-align="center" style:justify-single-word="false" fo:text-indent="0cm" style:auto-text-indent="false"/>
    </style:style>
    <style:style style:name="P3" style:family="paragraph" style:parent-style-name="Contents_20_Heading">
      <style:paragraph-properties fo:text-align="center" style:justify-single-word="false"/>
    </style:style>
    <style:style style:name="P4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margin-left="-0.501cm" fo:margin-right="0cm" fo:text-align="center" style:justify-single-word="false" fo:text-indent="0cm" style:auto-text-indent="false">
        <style:tab-stops>
          <style:tab-stop style:position="10.16cm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-0.501cm" fo:margin-right="0cm" fo:text-align="end" style:justify-single-word="false" fo:text-indent="0cm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end" style:justify-single-word="false" fo:orphans="0" fo:widows="0"/>
      <style:text-properties fo:font-size="14pt" style:font-size-asian="14pt" style:font-size-complex="14pt"/>
    </style:style>
    <style:style style:name="P10" style:family="paragraph" style:parent-style-name="Содержимое_20_таблицы">
      <style:paragraph-properties fo:text-align="end" style:justify-single-word="false" fo:orphans="0" fo:widows="0"/>
      <style:text-properties fo:font-size="14pt" style:font-size-asian="14pt" style:font-size-complex="14pt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3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margin-left="-0.501cm" fo:margin-right="0cm" fo:text-indent="0cm" style:auto-text-indent="false"/>
    </style:style>
    <style:style style:name="P15" style:family="paragraph" style:parent-style-name="Standard">
      <style:paragraph-properties fo:margin-left="-0.501cm" fo:margin-right="0cm" fo:text-align="end" style:justify-single-word="false" fo:text-indent="0cm" style:auto-text-indent="false"/>
    </style:style>
    <style:style style:name="P16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P17" style:family="paragraph" style:parent-style-name="Heading_20_2" style:list-style-name="WWNum2">
      <style:paragraph-properties fo:break-before="page"/>
    </style:style>
    <style:style style:name="P18" style:family="paragraph" style:parent-style-name="Heading_20_2" style:list-style-name="WWNum2">
      <style:paragraph-properties fo:break-before="page"/>
      <style:text-properties style:font-name-asian="Times New Roman2" style:font-name-complex="Times New Roman2"/>
    </style:style>
    <style:style style:name="P19" style:family="paragraph" style:parent-style-name="Heading_20_2" style:list-style-name="WWNum2">
      <style:paragraph-properties fo:text-align="center" style:justify-single-word="false" fo:break-before="page"/>
      <style:text-properties officeooo:paragraph-rsid="000f6d86"/>
    </style:style>
    <style:style style:name="P20" style:family="paragraph" style:parent-style-name="Heading_20_2" style:list-style-name="WWNum2">
      <style:paragraph-properties fo:text-align="center" style:justify-single-word="false" fo:break-before="page"/>
      <style:text-properties officeooo:paragraph-rsid="003790cc"/>
    </style:style>
    <style:style style:name="P21" style:family="paragraph" style:parent-style-name="Heading_20_2" style:list-style-name="WWNum2">
      <style:paragraph-properties fo:text-align="center" style:justify-single-word="false" fo:break-before="page"/>
      <style:text-properties officeooo:paragraph-rsid="0038aad6"/>
    </style:style>
    <style:style style:name="P22" style:family="paragraph" style:parent-style-name="Heading_20_2" style:list-style-name="WWNum2">
      <style:paragraph-properties fo:line-height="150%" fo:break-before="page"/>
      <style:text-properties officeooo:rsid="003790cc" officeooo:paragraph-rsid="003790cc"/>
    </style:style>
    <style:style style:name="P23" style:family="paragraph" style:parent-style-name="Heading_20_2" style:list-style-name="WWNum2">
      <style:paragraph-properties fo:line-height="150%" fo:text-align="center" style:justify-single-word="false" fo:break-before="page"/>
      <style:text-properties fo:font-size="14pt" officeooo:rsid="003790cc" officeooo:paragraph-rsid="003c4cd1" style:font-size-asian="14pt" style:font-size-complex="14pt"/>
    </style:style>
    <style:style style:name="P24" style:family="paragraph" style:parent-style-name="Standard" style:master-page-name="First_20_Page">
      <style:paragraph-properties style:page-number="auto"/>
      <style:text-properties fo:font-size="14pt" fo:language="en" fo:country="US" style:font-size-asian="14pt" style:font-size-complex="14pt"/>
    </style:style>
    <style:style style:name="P25" style:family="paragraph" style:parent-style-name="Standard">
      <style:paragraph-properties fo:line-height="150%" fo:text-align="justify" style:justify-single-word="false"/>
      <style:text-properties fo:font-size="14pt" officeooo:paragraph-rsid="0014d2fc" style:font-name-asian="Times New Roman2" style:font-size-asian="14pt" style:font-name-complex="Times New Roman2" style:font-size-complex="14pt"/>
    </style:style>
    <style:style style:name="P26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7" style:family="paragraph" style:parent-style-name="Standard">
      <style:paragraph-properties fo:line-height="150%" fo:text-align="justify" style:justify-single-word="false"/>
      <style:text-properties fo:font-size="14pt" officeooo:paragraph-rsid="003dda85" style:font-size-asian="14pt" style:font-size-complex="14pt"/>
    </style:style>
    <style:style style:name="P28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officeooo:paragraph-rsid="003790cc"/>
    </style:style>
    <style:style style:name="P29" style:family="paragraph" style:parent-style-name="Standard">
      <style:paragraph-properties fo:line-height="150%" fo:text-align="justify" style:justify-single-word="false"/>
    </style:style>
    <style:style style:name="P30" style:family="paragraph" style:parent-style-name="Text_20_body" style:list-style-name="WWNum2">
      <style:paragraph-properties fo:line-height="150%" fo:text-align="justify" style:justify-single-word="false"/>
      <style:text-properties fo:font-size="14pt" officeooo:paragraph-rsid="0014d2fc" style:font-name-asian="Times New Roman2" style:font-size-asian="14pt" style:font-name-complex="Times New Roman2" style:font-size-complex="14pt"/>
    </style:style>
    <style:style style:name="P31" style:family="paragraph" style:parent-style-name="Text_20_body">
      <style:paragraph-properties fo:text-align="start" style:justify-single-word="false"/>
      <style:text-properties officeooo:paragraph-rsid="0038aad6"/>
    </style:style>
    <style:style style:name="P32" style:family="paragraph" style:parent-style-name="Text_20_body">
      <style:paragraph-properties fo:text-align="start" style:justify-single-word="false"/>
      <style:text-properties officeooo:paragraph-rsid="000f6d86"/>
    </style:style>
    <style:style style:name="P33" style:family="paragraph" style:parent-style-name="Text_20_body">
      <style:paragraph-properties fo:text-align="start" style:justify-single-word="false"/>
      <style:text-properties fo:font-size="12pt" officeooo:paragraph-rsid="003790cc" style:font-size-asian="10.5pt" style:font-size-complex="12pt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6pt" officeooo:rsid="000f6d86" style:font-name-asian="Times New Roman2" style:font-size-asian="16pt" style:font-name-complex="Times New Roman2" style:font-size-complex="16pt"/>
    </style:style>
    <style:style style:name="T3" style:family="text">
      <style:text-properties style:font-name="Times New Roman" fo:font-size="16pt" officeooo:rsid="003790cc" style:font-name-asian="Times New Roman2" style:font-size-asian="16pt" style:font-name-complex="Times New Roman2" style:font-size-complex="16pt"/>
    </style:style>
    <style:style style:name="T4" style:family="text">
      <style:text-properties style:font-name="Times New Roman" fo:font-size="16pt" officeooo:rsid="0037d816" style:font-name-asian="Times New Roman2" style:font-size-asian="16pt" style:font-name-complex="Times New Roman2" style:font-size-complex="16pt"/>
    </style:style>
    <style:style style:name="T5" style:family="text">
      <style:text-properties style:font-name="Times New Roman" fo:font-size="16pt" officeooo:rsid="0038aad6" style:font-name-asian="Times New Roman2" style:font-size-asian="16pt" style:font-name-complex="Times New Roman2" style:font-size-complex="16pt"/>
    </style:style>
    <style:style style:name="T6" style:family="text">
      <style:text-properties style:font-name="Times New Roman" fo:font-size="16pt" style:font-size-asian="16pt" style:font-size-complex="16pt"/>
    </style:style>
    <style:style style:name="T7" style:family="text">
      <style:text-properties style:font-name="Times New Roman" officeooo:rsid="000f6d86" style:font-name-asian="Times New Roman2" style:font-name-complex="Times New Roman2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3c4cd1" style:font-size-asian="14pt" style:font-size-complex="14pt"/>
    </style:style>
    <style:style style:name="T11" style:family="text">
      <style:text-properties fo:font-size="14pt" officeooo:rsid="003dda85" style:font-size-asian="14pt" style:font-size-complex="14pt"/>
    </style:style>
    <style:style style:name="T12" style:family="text">
      <style:text-properties fo:font-size="14pt" fo:font-style="normal" officeooo:rsid="003c4cd1" style:font-size-asian="14pt" style:font-style-asian="normal" style:font-size-complex="14pt" style:font-style-complex="normal"/>
    </style:style>
    <style:style style:name="T13" style:family="text">
      <style:text-properties officeooo:rsid="003790cc"/>
    </style:style>
    <style:style style:name="T14" style:family="text">
      <style:text-properties officeooo:rsid="003bf567"/>
    </style:style>
    <style:style style:name="T15" style:family="text">
      <style:text-properties officeooo:rsid="003dda8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7">Министерство науки и образования РФ</text:p>
      <text:p text:style-name="P7">Федеральное государственное автономное образовательное</text:p>
      <text:p text:style-name="P7">учреждение высшего профессионального образования</text:p>
      <text:p text:style-name="P6">«Санкт-Петербургский государственный электротехнический</text:p>
      <text:p text:style-name="P6">университет «ЛЭТИ» им. В. И. Ульянова (Ленина)»</text:p>
      <text:p text:style-name="P6">(СПбГЭТУ «ЛЭТИ»)</text:p>
      <text:p text:style-name="P6"/>
      <text:p text:style-name="P7">Факультет компьютерных технологий и информатики</text:p>
      <text:p text:style-name="P8"/>
      <text:p text:style-name="P7">Кафедра вычислитель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Отчёт по лабораторной работе № <text:span text:style-name="T13">5</text:span></text:p>
      <text:p text:style-name="P28"><text:span text:style-name="T8">на тему: “Аутентификация и авторизация </text:span></text:p>
      <text:p text:style-name="P28"><text:span text:style-name="T8">пользователей web-приложения”</text:span></text:p>
      <text:p text:style-name="P16">по дисциплине </text:p>
      <text:p text:style-name="P16">“Web-программирование”</text:p>
      <text:p text:style-name="P13"/>
      <text:p text:style-name="P2"/>
      <text:p text:style-name="P2"/>
      <text:p text:style-name="P2"/>
      <text:p text:style-name="P2"/>
      <text:p text:style-name="Standard"/>
      <text:p text:style-name="Standard"/>
      <text:p text:style-name="P14"/>
      <text:p text:style-name="Standard"/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Выполнил студент гр.<text:span text:style-name="T1">9308</text:span>:<text:tab/></text:p>
          </table:table-cell>
          <table:table-cell table:style-name="Table1.B1" office:value-type="string">
            <text:p text:style-name="P10">Яловега Н.В. <text:s/></text:p>
          </table:table-cell>
        </table:table-row>
        <table:table-row table:style-name="Table1.1">
          <table:table-cell table:style-name="Table1.A2" office:value-type="string">
            <text:p text:style-name="P12">Проверил: </text:p>
          </table:table-cell>
          <table:table-cell table:style-name="Table1.B2" office:value-type="string">
            <text:p text:style-name="P9">Павловский М.Г.</text:p>
          </table:table-cell>
        </table:table-row>
      </table:table>
      <text:p text:style-name="P11"/>
      <text:p text:style-name="P11"/>
      <text:p text:style-name="P11"><text:tab/><text:tab/><text:tab/><text:tab/><text:tab/><text:tab/><text:tab/><text:tab/><text:tab/><text:tab/><text:tab/><text:tab/><text:tab/><text:tab/><text:tab/><text:tab/><text:tab/><text:tab/><text:tab/><text:tab/></text:p>
      <text:p text:style-name="P15"/>
      <text:p text:style-name="P15"/>
      <text:p text:style-name="P15"/>
      <text:p text:style-name="P15"/>
      <text:p text:style-name="P15"/>
      <text:p text:style-name="P14"/>
      <text:p text:style-name="Standard"/>
      <text:p text:style-name="P7">Санкт-Петербург, 2021 г.</text:p>
      <text:p text:style-name="P7"/>
      <text:table-of-content text:style-name="Sect1" text:protected="true" text:name="Table of Contents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<text:soft-page-break/>Оглавление</text:p>
          </text:index-title>
          <text:p text:style-name="P4"><text:a xlink:type="simple" xlink:href="#__RefHeading___Toc280_3584487243" text:style-name="Index_20_Link" text:visited-style-name="Index_20_Link">Введение<text:tab/>3</text:a></text:p>
          <text:p text:style-name="P4"><text:a xlink:type="simple" xlink:href="#__RefHeading___Toc306_2067246640" text:style-name="Index_20_Link" text:visited-style-name="Index_20_Link">Формирование и обработка HTTP запроса при помощи JSP<text:tab/>4</text:a></text:p>
          <text:p text:style-name="P4"><text:a xlink:type="simple" xlink:href="#__RefHeading___Toc326_2067246640" text:style-name="Index_20_Link" text:visited-style-name="Index_20_Link">Вывод<text:tab/>8</text:a></text:p>
          <text:p text:style-name="P4"><text:a xlink:type="simple" xlink:href="#__RefHeading___Toc637_1988804553" text:style-name="Index_20_Link" text:visited-style-name="Index_20_Link">Приложение 1. (Листинг JSP)<text:tab/>9</text:a></text:p>
        </text:index-body>
      </text:table-of-content>
      <text:p text:style-name="P5"/>
      <text:list xml:id="list1617184283" text:style-name="WWNum2">
        <text:list-item>
          <text:list>
            <text:list-item>
              <text:h text:style-name="P18" text:outline-level="2"><text:bookmark-start text:name="__RefHeading___Toc280_3584487243"/><text:bookmark-start text:name="_Toc65366441"/>Введение<text:bookmark-end text:name="__RefHeading___Toc280_3584487243"/><text:bookmark-end text:name="_Toc65366441"/></text:h>
            </text:list-item>
            <text:list-item>
              <text:p text:style-name="P30"><text:tab/>Целью работы является знакомство со способами реализации аутентификации и </text:p>
            </text:list-item>
            <text:list-item>
              <text:p text:style-name="P30">авторизации пользователей Web-приложения. </text:p>
            </text:list-item>
            <text:list-item>
              <text:h text:style-name="P22" text:outline-level="2"><text:bookmark-start text:name="__RefHeading___Toc306_2067246640"/><text:span text:style-name="T6">Настройка базовой аутентификации</text:span><text:bookmark-end text:name="__RefHeading___Toc306_2067246640"/></text:h>
            </text:list-item>
          </text:list>
        </text:list-item>
      </text:list>
      <text:p text:style-name="P29"><text:tab/><text:span text:style-name="T9">Для начала необходимо добавить роли и пользователей в файл сервера Tomcat tomcat-users.xml. Далее требуется изм</text:span><text:span text:style-name="T11">ен</text:span><text:span text:style-name="T9">ить web.xml проекта. </text:span><text:span text:style-name="T11">Д</text:span><text:span text:style-name="T9">опустимыми ролями установим только <text:s/>«admin» и «</text:span><text:span text:style-name="T11">user</text:span><text:span text:style-name="T9">». <text:s/></text:span></text:p>
      <text:p text:style-name="P27"><text:tab/></text:p>
      <text:p text:style-name="P27"><text:tab/><text:span text:style-name="T15">Попробуем авторизироваться за пользователя kivyfreakt группы user:</text:span><text:tab/></text:p>
      <text:p text:style-name="P26"/>
      <text:p text:style-name="P26"><text:tab/>Теперь авторизуемся за пользователя admin c одноименным паролем. Без перезапуска сервера <text:s/>для <text:s/>повторной <text:s/>авторизации <text:s/>потребуется <text:s/>сбросить <text:s/>cookie-файлы браузера, зайти через другой браузер <text:span text:style-name="T14">или </text:span>зайти в режиме инкогнито.</text:p>
      <text:p text:style-name="P26"/>
      <text:p text:style-name="P26"><text:tab/>Важно <text:s/>заметить, <text:s/>что <text:s/>мы <text:s/>поставили <text:s/>авторизацию <text:s/>с <text:s/>корневой <text:s/>ссылки <text:s/>“/”, поэтому напрямую перейти по URL мы также не сможем без авторизации. </text:p>
      <text:p text:style-name="P26"/>
      <text:list xml:id="list153950848288127" text:continue-numbering="true" text:style-name="WWNum2">
        <text:list-item>
          <text:list>
            <text:list-item>
              <text:h text:style-name="P23" text:outline-level="2"><text:span text:style-name="T6">Настройка базовой аутентификации</text:span></text:h>
            </text:list-item>
          </text:list>
        </text:list-item>
      </text:list>
      <text:p text:style-name="P29"><text:tab/><text:span text:style-name="T9">Сначала сгенерируем хранилище ключей и сам клю</text:span><text:span text:style-name="T10">ч в папке </text:span><text:span text:style-name="T12">conf в корневой директории сервера Apache Tomcat и отредактируем server.xml для добавления SSL ключа.</text:span></text:p>
      <text:p text:style-name="P29"><text:span text:style-name="T12"/></text:p>
      <text:p text:style-name="P29"><text:span text:style-name="T12"><text:tab/>Теперь <text:s/>проверим <text:s/>работу <text:s/>защищённого <text:s/>протокола, <text:s/>перейдя <text:s/>по <text:s/>ссылке </text:span><text:a xlink:type="simple" xlink:href="https://localhost:8443/social" text:style-name="Internet_20_link" text:visited-style-name="Visited_20_Internet_20_Link"><text:span text:style-name="T12">https://localhost:8443/social</text:span></text:a></text:p>
      <text:p text:style-name="P29"><text:span text:style-name="T12"/></text:p>
      <text:p text:style-name="P29"><text:tab/><text:span text:style-name="T9">Подтверждаем переход, авторизуемся как пользователь admin:</text:span></text:p>
      <text:p text:style-name="P29"><text:tab/><text:span text:style-name="T9">Успешно переходим на главную страницу:</text:span></text:p>
      <text:list xml:id="list153951087756613" text:continue-numbering="true" text:style-name="WWNum2">
        <text:list-item>
          <text:list>
            <text:list-item>
              <text:h text:style-name="P17" text:outline-level="2"><text:bookmark-start text:name="__RefHeading___Toc326_2067246640"/><text:bookmark-start text:name="_Toc65366455"/>Вывод<text:bookmark-end text:name="_Toc65366455"/> <text:bookmark-end text:name="__RefHeading___Toc326_2067246640"/></text:h>
            </text:list-item>
          </text:list>
        </text:list-item>
      </text:list>
      <text:p text:style-name="P25"><text:tab/>В <text:s/>ходе <text:s/>выполнения лабораторной <text:s/>работы <text:s/>была <text:s/>изучены технологии аутентификации: <text:s/>базовая, <text:s/>а <text:s/>также <text:s/>при <text:s/>помощи <text:s/>протокола <text:s/>SSL. Было <text:s/>создано хранилище <text:s/>ключей, <text:s/>а <text:s/>также <text:s/>разобран <text:s/>способ <text:s/>защиты <text:s/>содержимого <text:s/>сервера <text:s/>при помощи ролей и прав доступа. </text:p>
      <text:list xml:id="list153950905445423" text:continue-numbering="true" text:style-name="WWNum2">
        <text:list-item>
          <text:list>
            <text:list-item>
              <text:h text:style-name="P19" text:outline-level="2"><text:bookmark-start text:name="__RefHeading___Toc637_1988804553"/><text:bookmark-start text:name="_Toc653664551"/><text:span text:style-name="T2">П</text:span><text:bookmark-end text:name="_Toc653664551"/><text:span text:style-name="T2">риложение 1. (</text:span><text:span text:style-name="T3">tomcat-users.xml</text:span><text:span text:style-name="T2">)</text:span><text:bookmark-end text:name="__RefHeading___Toc637_1988804553"/></text:h>
            </text:list-item>
          </text:list>
        </text:list-item>
      </text:list>
      <text:p text:style-name="P32">&lt;?xml version="1.0" encoding="UTF-8"?&gt;</text:p>
      <text:p text:style-name="P32">&lt;!--</text:p>
      <text:p text:style-name="P32"><text:s text:c="2"/>Licensed to the Apache Software Foundation (ASF) under one or more</text:p>
      <text:p text:style-name="P32"><text:s text:c="2"/>contributor license agreements. <text:s/>See the NOTICE file distributed with</text:p>
      <text:p text:style-name="P32"><text:s text:c="2"/>this work for additional information regarding copyright ownership.</text:p>
      <text:p text:style-name="P32"><text:s text:c="2"/>The ASF licenses this file to You under the Apache License, Version 2.0</text:p>
      <text:p text:style-name="P32"><text:s text:c="2"/>(the "License"); you may not use this file except in compliance with</text:p>
      <text:p text:style-name="P32"><text:s text:c="2"/>the License. <text:s/>You may obtain a copy of the License at</text:p>
      <text:p text:style-name="P32"/>
      <text:p text:style-name="P32"><text:s text:c="6"/>http://www.apache.org/licenses/LICENSE-2.0</text:p>
      <text:p text:style-name="P32"/>
      <text:p text:style-name="P32"><text:s text:c="2"/>Unless required by applicable law or agreed to in writing, software</text:p>
      <text:p text:style-name="P32"><text:s text:c="2"/>distributed under the License is distributed on an "AS IS" BASIS,</text:p>
      <text:p text:style-name="P32"><text:s text:c="2"/>WITHOUT WARRANTIES OR CONDITIONS OF ANY KIND, either express or implied.</text:p>
      <text:p text:style-name="P32"><text:s text:c="2"/>See the License for the specific language governing permissions and</text:p>
      <text:p text:style-name="P32"><text:s text:c="2"/>limitations under the License.</text:p>
      <text:p text:style-name="P32">--&gt;&lt;tomcat-users version="1.0" xmlns="http://tomcat.apache.org/xml" xmlns:xsi="http://www.w3.org/2001/XMLSchema-instance" xsi:schemaLocation="http://tomcat.apache.org/xml tomcat-users.xsd"&gt;</text:p>
      <text:p text:style-name="P32">&lt;!--</text:p>
      <text:p text:style-name="P32"><text:s text:c="2"/>By default, no user is included in the "manager-gui" role required</text:p>
      <text:p text:style-name="P32"><text:s text:c="2"/>to operate the "/manager/html" web application. <text:s/>If you wish to use this app,</text:p>
      <text:p text:style-name="P32"><text:s text:c="2"/>you must define such a user - the username and password are arbitrary.</text:p>
      <text:p text:style-name="P32"/>
      <text:p text:style-name="P32"><text:s text:c="2"/>Built-in Tomcat manager roles:</text:p>
      <text:p text:style-name="P32"><text:s text:c="4"/>- manager-gui <text:s text:c="3"/>- allows access to the HTML GUI and the status pages</text:p>
      <text:p text:style-name="P32"><text:s text:c="4"/>- manager-script - allows access to the HTTP API and the status pages</text:p>
      <text:p text:style-name="P32"><text:s text:c="4"/>- manager-jmx <text:s text:c="3"/>- allows access to the JMX proxy and the status pages</text:p>
      <text:p text:style-name="P32"><text:s text:c="4"/>- manager-status - allows access to the status pages only</text:p>
      <text:p text:style-name="P32"/>
      <text:p text:style-name="P32"><text:s text:c="2"/>The users below are wrapped in a comment and are therefore ignored. If you</text:p>
      <text:p text:style-name="P32"><text:s text:c="2"/>wish to configure one or more of these users for use with the manager web</text:p>
      <text:p text:style-name="P32"><text:s text:c="2"/>application, do not forget to remove the &lt;!.. ..&gt; that surrounds them. You</text:p>
      <text:p text:style-name="P32"><text:s text:c="2"/>will also need to set the passwords to something appropriate.</text:p>
      <text:p text:style-name="P32">--&gt;</text:p>
      <text:p text:style-name="P32">&lt;!--</text:p>
      <text:p text:style-name="P32"><text:s text:c="2"/>&lt;user username="admin" password="&lt;must-be-changed&gt;" roles="manager-gui"/&gt;</text:p>
      <text:p text:style-name="P32"><text:s text:c="2"/>&lt;user username="robot" password="&lt;must-be-changed&gt;" roles="manager-script"/&gt;</text:p>
      <text:p text:style-name="P32">--&gt;</text:p>
      <text:p text:style-name="P32"><text:soft-page-break/>&lt;!--</text:p>
      <text:p text:style-name="P32"><text:s text:c="2"/>The sample user and role entries below are intended for use with the</text:p>
      <text:p text:style-name="P32"><text:s text:c="2"/>examples web application. They are wrapped in a comment and thus are ignored</text:p>
      <text:p text:style-name="P32"><text:s text:c="2"/>when reading this file. If you wish to configure these users for use with the</text:p>
      <text:p text:style-name="P32"><text:s text:c="2"/>examples web application, do not forget to remove the &lt;!.. ..&gt; that surrounds</text:p>
      <text:p text:style-name="P32"><text:s text:c="2"/>them. You will also need to set the passwords to something appropriate.</text:p>
      <text:p text:style-name="P32">--&gt;</text:p>
      <text:p text:style-name="P32"/>
      <text:p text:style-name="P32">&lt;role rolename="admin"/&gt;</text:p>
      <text:p text:style-name="P32">&lt;role rolename="user"/&gt;</text:p>
      <text:p text:style-name="P32">&lt;user username="admin" password="admin" roles="admin"/&gt;</text:p>
      <text:p text:style-name="P32">&lt;user username="kivyfreakt" password="12345" roles="user"/&gt;</text:p>
      <text:p text:style-name="P32">&lt;user username="user" password="123" roles="user"/&gt;</text:p>
      <text:p text:style-name="P32"/>
      <text:p text:style-name="P32">&lt;/tomcat-users&gt;</text:p>
      <text:list xml:id="list153949154313786" text:continue-numbering="true" text:style-name="WWNum2">
        <text:list-item>
          <text:list>
            <text:list-item>
              <text:h text:style-name="P20" text:outline-level="2"><text:bookmark-start text:name="_Toc6536645512"/><text:span text:style-name="T2">П</text:span><text:bookmark-end text:name="_Toc6536645512"/><text:span text:style-name="T2">риложение </text:span><text:span text:style-name="T4">2</text:span><text:span text:style-name="T2">. (</text:span><text:span text:style-name="T3">server.xml</text:span><text:span text:style-name="T2">)</text:span></text:h>
            </text:list-item>
          </text:list>
        </text:list-item>
      </text:list>
      <text:p text:style-name="P33"><text:span text:style-name="T7">&lt;?xml version="1.0" encoding="UTF-8"?&gt;</text:span></text:p>
      <text:p text:style-name="P33"><text:span text:style-name="T7">&lt;!--</text:span></text:p>
      <text:p text:style-name="P33"><text:span text:style-name="T7"><text:s text:c="2"/>Licensed to the Apache Software Foundation (ASF) under one or more</text:span></text:p>
      <text:p text:style-name="P33"><text:span text:style-name="T7"><text:s text:c="2"/>contributor license agreements. <text:s/>See the NOTICE file distributed with</text:span></text:p>
      <text:p text:style-name="P33"><text:span text:style-name="T7"><text:s text:c="2"/>this work for additional information regarding copyright ownership.</text:span></text:p>
      <text:p text:style-name="P33"><text:span text:style-name="T7"><text:s text:c="2"/>The ASF licenses this file to You under the Apache License, Version 2.0</text:span></text:p>
      <text:p text:style-name="P33"><text:span text:style-name="T7"><text:s text:c="2"/>(the "License"); you may not use this file except in compliance with</text:span></text:p>
      <text:p text:style-name="P33"><text:span text:style-name="T7"><text:s text:c="2"/>the License. <text:s/>You may obtain a copy of the License at</text:span></text:p>
      <text:p text:style-name="P33"><text:span text:style-name="T7"/></text:p>
      <text:p text:style-name="P33"><text:span text:style-name="T7"><text:s text:c="6"/>http://www.apache.org/licenses/LICENSE-2.0</text:span></text:p>
      <text:p text:style-name="P33"><text:span text:style-name="T7"/></text:p>
      <text:p text:style-name="P33"><text:span text:style-name="T7"><text:s text:c="2"/>Unless required by applicable law or agreed to in writing, software</text:span></text:p>
      <text:p text:style-name="P33"><text:span text:style-name="T7"><text:s text:c="2"/>distributed under the License is distributed on an "AS IS" BASIS,</text:span></text:p>
      <text:p text:style-name="P33"><text:span text:style-name="T7"><text:s text:c="2"/>WITHOUT WARRANTIES OR CONDITIONS OF ANY KIND, either express or implied.</text:span></text:p>
      <text:p text:style-name="P33"><text:span text:style-name="T7"><text:s text:c="2"/>See the License for the specific language governing permissions and</text:span></text:p>
      <text:p text:style-name="P33"><text:span text:style-name="T7"><text:s text:c="2"/>limitations under the License.</text:span></text:p>
      <text:p text:style-name="P33"><text:span text:style-name="T7">--&gt;&lt;!-- Note: <text:s/>A "Server" is not itself a "Container", so you may not</text:span></text:p>
      <text:p text:style-name="P33"><text:span text:style-name="T7"><text:s text:c="5"/>define subcomponents such as "Valves" at this level.</text:span></text:p>
      <text:p text:style-name="P33"><text:span text:style-name="T7"><text:s text:c="5"/>Documentation at /docs/config/server.html</text:span></text:p>
      <text:p text:style-name="P33"><text:span text:style-name="T7"><text:s/>--&gt;&lt;Server port="8005" shutdown="SHUTDOWN"&gt;</text:span></text:p>
      <text:p text:style-name="P33"><text:span text:style-name="T7"><text:s text:c="2"/>&lt;Listener className="org.apache.catalina.startup.VersionLoggerListener"/&gt;</text:span></text:p>
      <text:p text:style-name="P33"><text:span text:style-name="T7"><text:s text:c="2"/>&lt;!-- Security listener. Documentation at /docs/config/listeners.html</text:span></text:p>
      <text:p text:style-name="P33"><text:span text:style-name="T7"><text:s text:c="2"/>&lt;Listener className="org.apache.catalina.security.SecurityListener" /&gt;</text:span></text:p>
      <text:p text:style-name="P33"><text:span text:style-name="T7"><text:s text:c="2"/>--&gt;</text:span></text:p>
      <text:p text:style-name="P33"><text:span text:style-name="T7"><text:s text:c="2"/>&lt;!-- APR library loader. Documentation at /docs/apr.html --&gt;</text:span></text:p>
      <text:p text:style-name="P33"><text:span text:style-name="T7"><text:s text:c="2"/>&lt;Listener SSLEngine="on" className="org.apache.catalina.core.AprLifecycleListener"/&gt;</text:span></text:p>
      <text:p text:style-name="P33"><text:span text:style-name="T7"><text:s text:c="2"/>&lt;!-- Prevent memory leaks due to use of particular java/javax APIs--&gt;</text:span></text:p>
      <text:p text:style-name="P33"><text:span text:style-name="T7"><text:s text:c="2"/>&lt;Listener className="org.apache.catalina.core.JreMemoryLeakPreventionListener"/&gt;</text:span></text:p>
      <text:p text:style-name="P33"><text:span text:style-name="T7"><text:s text:c="2"/>&lt;Listener className="org.apache.catalina.mbeans.GlobalResourcesLifecycleListener"/&gt;</text:span></text:p>
      <text:p text:style-name="P33"><text:span text:style-name="T7"><text:s text:c="2"/>&lt;Listener className="org.apache.catalina.core.ThreadLocalLeakPreventionListener"/&gt;</text:span></text:p>
      <text:p text:style-name="P33"><text:span text:style-name="T7"/></text:p>
      <text:p text:style-name="P33"><text:span text:style-name="T7"><text:s text:c="2"/>&lt;!-- Global JNDI resources</text:span></text:p>
      <text:p text:style-name="P33"><text:span text:style-name="T7"><text:s text:c="7"/>Documentation at /docs/jndi-resources-howto.html</text:span></text:p>
      <text:p text:style-name="P33"><text:span text:style-name="T7"><text:s text:c="2"/>--&gt;</text:span></text:p>
      <text:p text:style-name="P33"><text:span text:style-name="T7"><text:s text:c="2"/>&lt;GlobalNamingResources&gt;</text:span></text:p>
      <text:p text:style-name="P33"><text:span text:style-name="T7"><text:s text:c="4"/>&lt;!-- Editable user database that can also be used by</text:span></text:p>
      <text:p text:style-name="P33"><text:span text:style-name="T7"><text:s text:c="9"/>UserDatabaseRealm to authenticate users</text:span></text:p>
      <text:p text:style-name="P33"><text:span text:style-name="T7"><text:s text:c="4"/>--&gt;</text:span></text:p>
      <text:p text:style-name="P33"><text:soft-page-break/><text:span text:style-name="T7"><text:s text:c="4"/>&lt;Resource auth="Container" description="User database that can be updated and saved" factory="org.apache.catalina.users.MemoryUserDatabaseFactory" name="UserDatabase" pathname="conf/tomcat-users.xml" type="org.apache.catalina.UserDatabase"/&gt;</text:span></text:p>
      <text:p text:style-name="P33"><text:span text:style-name="T7"><text:s text:c="2"/>&lt;/GlobalNamingResources&gt;</text:span></text:p>
      <text:p text:style-name="P33"><text:span text:style-name="T7"/></text:p>
      <text:p text:style-name="P33"><text:span text:style-name="T7"><text:s text:c="2"/>&lt;!-- A "Service" is a collection of one or more "Connectors" that share</text:span></text:p>
      <text:p text:style-name="P33"><text:span text:style-name="T7"><text:s text:c="7"/>a single "Container" Note: <text:s/>A "Service" is not itself a "Container",</text:span></text:p>
      <text:p text:style-name="P33"><text:span text:style-name="T7"><text:s text:c="7"/>so you may not define subcomponents such as "Valves" at this level.</text:span></text:p>
      <text:p text:style-name="P33"><text:span text:style-name="T7"><text:s text:c="7"/>Documentation at /docs/config/service.html</text:span></text:p>
      <text:p text:style-name="P33"><text:span text:style-name="T7"><text:s text:c="3"/>--&gt;</text:span></text:p>
      <text:p text:style-name="P33"><text:span text:style-name="T7"><text:s text:c="2"/>&lt;Service name="Catalina"&gt;</text:span></text:p>
      <text:p text:style-name="P33"><text:span text:style-name="T7"/></text:p>
      <text:p text:style-name="P33"><text:span text:style-name="T7"><text:s text:c="4"/>&lt;!--The connectors can use a shared executor, you can define one or more named thread pools--&gt;</text:span></text:p>
      <text:p text:style-name="P33"><text:span text:style-name="T7"><text:s text:c="4"/>&lt;!--</text:span></text:p>
      <text:p text:style-name="P33"><text:span text:style-name="T7"><text:s text:c="4"/>&lt;Executor name="tomcatThreadPool" namePrefix="catalina-exec-"</text:span></text:p>
      <text:p text:style-name="P33"><text:span text:style-name="T7"><text:s text:c="8"/>maxThreads="150" minSpareThreads="4"/&gt;</text:span></text:p>
      <text:p text:style-name="P33"><text:span text:style-name="T7"><text:s text:c="4"/>--&gt;</text:span></text:p>
      <text:p text:style-name="P33"><text:span text:style-name="T7"/></text:p>
      <text:p text:style-name="P33"><text:span text:style-name="T7"/></text:p>
      <text:p text:style-name="P33"><text:span text:style-name="T7"><text:s text:c="4"/>&lt;!-- A "Connector" represents an endpoint by which requests are received</text:span></text:p>
      <text:p text:style-name="P33"><text:span text:style-name="T7"><text:s text:c="9"/>and responses are returned. Documentation at :</text:span></text:p>
      <text:p text:style-name="P33"><text:span text:style-name="T7"><text:s text:c="9"/>HTTP Connector: /docs/config/http.html</text:span></text:p>
      <text:p text:style-name="P33"><text:span text:style-name="T7"><text:s text:c="9"/>AJP <text:s/>Connector: /docs/config/ajp.html</text:span></text:p>
      <text:p text:style-name="P33"><text:span text:style-name="T7"><text:s text:c="9"/>Define a non-SSL/TLS HTTP/1.1 Connector on port 8080</text:span></text:p>
      <text:p text:style-name="P33"><text:span text:style-name="T7"><text:s text:c="4"/>--&gt;</text:span></text:p>
      <text:p text:style-name="P33"><text:span text:style-name="T7"><text:s text:c="4"/>&lt;Connector connectionTimeout="20000" port="5555" protocol="HTTP/1.1" redirectPort="8443" useBodyEncodingForURI="true"/&gt;</text:span></text:p>
      <text:p text:style-name="P33"><text:span text:style-name="T7"><text:s text:c="4"/>&lt;!-- A "Connector" using the shared thread pool--&gt;</text:span></text:p>
      <text:p text:style-name="P33"><text:span text:style-name="T7"><text:s text:c="4"/>&lt;!--</text:span></text:p>
      <text:p text:style-name="P33"><text:span text:style-name="T7"><text:s text:c="4"/>&lt;Connector executor="tomcatThreadPool"</text:span></text:p>
      <text:p text:style-name="P33"><text:span text:style-name="T7"><text:s text:c="15"/>port="8080" protocol="HTTP/1.1"</text:span></text:p>
      <text:p text:style-name="P33"><text:span text:style-name="T7"><text:s text:c="15"/>connectionTimeout="20000"</text:span></text:p>
      <text:p text:style-name="P33"><text:span text:style-name="T7"><text:s text:c="15"/>redirectPort="8443" /&gt;</text:span></text:p>
      <text:p text:style-name="P33"><text:span text:style-name="T7"><text:s text:c="4"/>--&gt;</text:span></text:p>
      <text:p text:style-name="P33"><text:span text:style-name="T7"><text:s text:c="4"/>&lt;!-- Define an SSL/TLS HTTP/1.1 Connector on port 8443 with HTTP/2</text:span></text:p>
      <text:p text:style-name="P33"><text:span text:style-name="T7"><text:s text:c="9"/>This connector uses the NIO implementation. The default</text:span></text:p>
      <text:p text:style-name="P33"><text:span text:style-name="T7"><text:s text:c="9"/>SSLImplementation will depend on the presence of the APR/native</text:span></text:p>
      <text:p text:style-name="P33"><text:span text:style-name="T7"><text:s text:c="9"/>library and the useOpenSSL attribute of the</text:span></text:p>
      <text:p text:style-name="P33"><text:span text:style-name="T7"><text:s text:c="9"/>AprLifecycleListener.</text:span></text:p>
      <text:p text:style-name="P33"><text:span text:style-name="T7"><text:s text:c="9"/>Either JSSE or OpenSSL style configuration may be used regardless of</text:span></text:p>
      <text:p text:style-name="P33"><text:span text:style-name="T7"><text:s text:c="9"/>the SSLImplementation selected. JSSE style configuration is used below.</text:span></text:p>
      <text:p text:style-name="P33"><text:soft-page-break/><text:span text:style-name="T7"><text:s text:c="4"/>--&gt;</text:span></text:p>
      <text:p text:style-name="P33"><text:span text:style-name="T7"><text:s text:c="2"/>&lt;Connector</text:span></text:p>
      <text:p text:style-name="P33"><text:span text:style-name="T7"><text:s text:c="6"/>protocol="org.apache.coyote.http11.Http11NioProtocol"</text:span></text:p>
      <text:p text:style-name="P33"><text:span text:style-name="T7"><text:s text:c="6"/>port="8443"</text:span></text:p>
      <text:p text:style-name="P33"><text:span text:style-name="T7"><text:s text:c="6"/>maxThreads="150"</text:span></text:p>
      <text:p text:style-name="P33"><text:span text:style-name="T7"><text:s text:c="6"/>SSLEnabled="true"</text:span></text:p>
      <text:p text:style-name="P33"><text:span text:style-name="T7"><text:s text:c="6"/>useBodyEncodingForURI="true"&gt;</text:span></text:p>
      <text:p text:style-name="P33"><text:span text:style-name="T7"><text:s text:c="4"/>&lt;SSLHostConfig&gt;</text:span></text:p>
      <text:p text:style-name="P33"><text:span text:style-name="T7"><text:s text:c="6"/>&lt;Certificate</text:span></text:p>
      <text:p text:style-name="P33"><text:span text:style-name="T7"><text:s text:c="8"/>certificateKeystoreFile="$conf/lab5"</text:span></text:p>
      <text:p text:style-name="P33"><text:span text:style-name="T7"><text:s text:c="8"/>certificateKeystorePassword="123456"</text:span></text:p>
      <text:p text:style-name="P33"><text:span text:style-name="T7"><text:s text:c="8"/>type="RSA"</text:span></text:p>
      <text:p text:style-name="P33"><text:span text:style-name="T7"><text:s text:c="8"/>/&gt;</text:span></text:p>
      <text:p text:style-name="P33"><text:span text:style-name="T7"><text:s text:c="6"/>&lt;/SSLHostConfig&gt;</text:span></text:p>
      <text:p text:style-name="P33"><text:span text:style-name="T7"><text:s text:c="2"/>&lt;/Connector&gt;</text:span></text:p>
      <text:p text:style-name="P33"><text:span text:style-name="T7"/></text:p>
      <text:p text:style-name="P33"><text:span text:style-name="T7"><text:s text:c="4"/>&lt;!-- Define an AJP 1.3 Connector on port 8009 --&gt;</text:span></text:p>
      <text:p text:style-name="P33"><text:span text:style-name="T7"><text:s text:c="4"/>&lt;!--</text:span></text:p>
      <text:p text:style-name="P33"><text:span text:style-name="T7"><text:s text:c="4"/>&lt;Connector protocol="AJP/1.3"</text:span></text:p>
      <text:p text:style-name="P33"><text:span text:style-name="T7"><text:s text:c="15"/>address="::1"</text:span></text:p>
      <text:p text:style-name="P33"><text:span text:style-name="T7"><text:s text:c="15"/>port="8009"</text:span></text:p>
      <text:p text:style-name="P33"><text:span text:style-name="T7"><text:s text:c="15"/>redirectPort="8443" /&gt;</text:span></text:p>
      <text:p text:style-name="P33"><text:span text:style-name="T7"><text:s text:c="4"/>--&gt;</text:span></text:p>
      <text:p text:style-name="P33"><text:span text:style-name="T7"/></text:p>
      <text:p text:style-name="P33"><text:span text:style-name="T7"><text:s text:c="4"/>&lt;!-- An Engine represents the entry point (within Catalina) that processes</text:span></text:p>
      <text:p text:style-name="P33"><text:span text:style-name="T7"><text:s text:c="9"/>every request. <text:s/>The Engine implementation for Tomcat stand alone</text:span></text:p>
      <text:p text:style-name="P33"><text:span text:style-name="T7"><text:s text:c="9"/>analyzes the HTTP headers included with the request, and passes them</text:span></text:p>
      <text:p text:style-name="P33"><text:span text:style-name="T7"><text:s text:c="9"/>on to the appropriate Host (virtual host).</text:span></text:p>
      <text:p text:style-name="P33"><text:span text:style-name="T7"><text:s text:c="9"/>Documentation at /docs/config/engine.html --&gt;</text:span></text:p>
      <text:p text:style-name="P33"><text:span text:style-name="T7"/></text:p>
      <text:p text:style-name="P33"><text:span text:style-name="T7"><text:s text:c="4"/>&lt;!-- You should set jvmRoute to support load-balancing via AJP ie :</text:span></text:p>
      <text:p text:style-name="P33"><text:span text:style-name="T7"><text:s text:c="4"/>&lt;Engine name="Catalina" defaultHost="localhost" jvmRoute="jvm1"&gt;</text:span></text:p>
      <text:p text:style-name="P33"><text:span text:style-name="T7"><text:s text:c="4"/>--&gt;</text:span></text:p>
      <text:p text:style-name="P33"><text:span text:style-name="T7"><text:s text:c="4"/>&lt;Engine defaultHost="localhost" name="Catalina"&gt;</text:span></text:p>
      <text:p text:style-name="P33"><text:span text:style-name="T7"/></text:p>
      <text:p text:style-name="P33"><text:span text:style-name="T7"><text:s text:c="6"/>&lt;!--For clustering, please take a look at documentation at:</text:span></text:p>
      <text:p text:style-name="P33"><text:span text:style-name="T7"><text:s text:c="10"/>/docs/cluster-howto.html <text:s/>(simple how to)</text:span></text:p>
      <text:p text:style-name="P33"><text:span text:style-name="T7"><text:s text:c="10"/>/docs/config/cluster.html (reference documentation) --&gt;</text:span></text:p>
      <text:p text:style-name="P33"><text:span text:style-name="T7"><text:s text:c="6"/>&lt;!--</text:span></text:p>
      <text:p text:style-name="P33"><text:span text:style-name="T7"><text:s text:c="6"/>&lt;Cluster className="org.apache.catalina.ha.tcp.SimpleTcpCluster"/&gt;</text:span></text:p>
      <text:p text:style-name="P33"><text:soft-page-break/><text:span text:style-name="T7"><text:s text:c="6"/>--&gt;</text:span></text:p>
      <text:p text:style-name="P33"><text:span text:style-name="T7"/></text:p>
      <text:p text:style-name="P33"><text:span text:style-name="T7"><text:s text:c="6"/>&lt;!-- Use the LockOutRealm to prevent attempts to guess user passwords</text:span></text:p>
      <text:p text:style-name="P33"><text:span text:style-name="T7"><text:s text:c="11"/>via a brute-force attack --&gt;</text:span></text:p>
      <text:p text:style-name="P33"><text:span text:style-name="T7"><text:s text:c="6"/>&lt;Realm className="org.apache.catalina.realm.LockOutRealm"&gt;</text:span></text:p>
      <text:p text:style-name="P33"><text:span text:style-name="T7"><text:s text:c="8"/>&lt;!-- This Realm uses the UserDatabase configured in the global JNDI</text:span></text:p>
      <text:p text:style-name="P33"><text:span text:style-name="T7"><text:s text:c="13"/>resources under the key "UserDatabase". <text:s/>Any edits</text:span></text:p>
      <text:p text:style-name="P33"><text:span text:style-name="T7"><text:s text:c="13"/>that are performed against this UserDatabase are immediately</text:span></text:p>
      <text:p text:style-name="P33"><text:span text:style-name="T7"><text:s text:c="13"/>available for use by the Realm. <text:s/>--&gt;</text:span></text:p>
      <text:p text:style-name="P33"><text:span text:style-name="T7"><text:s text:c="8"/>&lt;Realm className="org.apache.catalina.realm.UserDatabaseRealm" resourceName="UserDatabase"/&gt;</text:span></text:p>
      <text:p text:style-name="P33"><text:span text:style-name="T7"><text:s text:c="6"/>&lt;/Realm&gt;</text:span></text:p>
      <text:p text:style-name="P33"><text:span text:style-name="T7"/></text:p>
      <text:p text:style-name="P33"><text:span text:style-name="T7"><text:s text:c="6"/>&lt;Host appBase="webapps" autoDeploy="true" name="localhost" unpackWARs="true"&gt;</text:span></text:p>
      <text:p text:style-name="P33"><text:span text:style-name="T7"/></text:p>
      <text:p text:style-name="P33"><text:span text:style-name="T7"><text:s text:c="8"/>&lt;!-- SingleSignOn valve, share authentication between web applications</text:span></text:p>
      <text:p text:style-name="P33"><text:span text:style-name="T7"><text:s text:c="13"/>Documentation at: /docs/config/valve.html --&gt;</text:span></text:p>
      <text:p text:style-name="P33"><text:span text:style-name="T7"><text:s text:c="8"/>&lt;!--</text:span></text:p>
      <text:p text:style-name="P33"><text:span text:style-name="T7"><text:s text:c="8"/>&lt;Valve className="org.apache.catalina.authenticator.SingleSignOn" /&gt;</text:span></text:p>
      <text:p text:style-name="P33"><text:span text:style-name="T7"><text:s text:c="8"/>--&gt;</text:span></text:p>
      <text:p text:style-name="P33"><text:span text:style-name="T7"/></text:p>
      <text:p text:style-name="P33"><text:span text:style-name="T7"><text:s text:c="8"/>&lt;!-- Access log processes all example.</text:span></text:p>
      <text:p text:style-name="P33"><text:span text:style-name="T7"><text:s text:c="13"/>Documentation at: /docs/config/valve.html</text:span></text:p>
      <text:p text:style-name="P33"><text:span text:style-name="T7"><text:s text:c="13"/>Note: The pattern used is equivalent to using pattern="common" --&gt;</text:span></text:p>
      <text:p text:style-name="P33"><text:span text:style-name="T7"><text:s text:c="8"/>&lt;Valve className="org.apache.catalina.valves.AccessLogValve" directory="logs" pattern="%h %l %u %t &amp;quot;%r&amp;quot; %s %b" prefix="localhost_access_log" suffix=".txt"/&gt;</text:span></text:p>
      <text:p text:style-name="P33"><text:span text:style-name="T7"/></text:p>
      <text:p text:style-name="P33"><text:span text:style-name="T7"><text:s text:c="6"/>&lt;Context docBase="/home/kivyfreakt/temp/tomcat10/wtpwebapps/social" path="/social" reloadable="true" source="org.eclipse.jst.jee.server:social"/&gt;&lt;/Host&gt;</text:span></text:p>
      <text:p text:style-name="P33"><text:span text:style-name="T7"><text:s text:c="4"/>&lt;/Engine&gt;</text:span></text:p>
      <text:p text:style-name="P33"><text:span text:style-name="T7"><text:s text:c="2"/>&lt;/Service&gt;</text:span></text:p>
      <text:p text:style-name="P33"><text:span text:style-name="T7">&lt;/Server&gt;</text:span></text:p>
      <text:list xml:id="list153949519730299" text:continue-numbering="true" text:style-name="WWNum2">
        <text:list-item>
          <text:list>
            <text:list-item>
              <text:h text:style-name="P21" text:outline-level="2"><text:bookmark-start text:name="_Toc65366455121"/><text:span text:style-name="T2">П</text:span><text:bookmark-end text:name="_Toc65366455121"/><text:span text:style-name="T2">риложение </text:span><text:span text:style-name="T5">3</text:span><text:span text:style-name="T2">. (</text:span><text:span text:style-name="T5">web</text:span><text:span text:style-name="T3">.xml</text:span><text:span text:style-name="T2">)</text:span></text:h>
            </text:list-item>
          </text:list>
        </text:list-item>
      </text:list>
      <text:p text:style-name="P31">&lt;?xml version="1.0" encoding="UTF-8"?&gt;</text:p>
      <text:p text:style-name="P31">&lt;web-app xmlns:xsi="http://www.w3.org/2001/XMLSchema-instance" xmlns="http://java.sun.com/xml/ns/j2ee" xmlns:web="http://xmlns.jcp.org/xml/ns/javaee" xsi:schemaLocation="http://xmlns.jcp.org/xml/ns/javaee http://java.sun.com/xml/ns/javaee/web-app_2_5.xsd http://java.sun.com/xml/ns/j2ee http://java.sun.com/xml/ns/j2ee/web-app_2_4.xsd" id="WebApp_ID" version="2.4"&gt;</text:p>
      <text:p text:style-name="P31"><text:s text:c="2"/>&lt;display-name&gt;social&lt;/display-name&gt;</text:p>
      <text:p text:style-name="P31"><text:s text:c="2"/></text:p>
      <text:p text:style-name="P31"><text:s text:c="2"/>&lt;welcome-file-list&gt;</text:p>
      <text:p text:style-name="P31"><text:s text:c="4"/>&lt;welcome-file&gt;Main.jsp&lt;/welcome-file&gt;</text:p>
      <text:p text:style-name="P31"><text:s text:c="2"/>&lt;/welcome-file-list&gt;</text:p>
      <text:p text:style-name="P31"><text:s text:c="2"/></text:p>
      <text:p text:style-name="P31"><text:s text:c="2"/>&lt;servlet&gt;</text:p>
      <text:p text:style-name="P31"><text:s text:c="4"/>&lt;servlet-name&gt;Main&lt;/servlet-name&gt;</text:p>
      <text:p text:style-name="P31"><text:s text:c="4"/>&lt;jsp-file&gt;/Main.jsp&lt;/jsp-file&gt;</text:p>
      <text:p text:style-name="P31"><text:s text:c="2"/>&lt;/servlet&gt;</text:p>
      <text:p text:style-name="P31"><text:s text:c="2"/>&lt;servlet-mapping&gt;</text:p>
      <text:p text:style-name="P31"><text:s text:c="4"/>&lt;servlet-name&gt;Main&lt;/servlet-name&gt;</text:p>
      <text:p text:style-name="P31"><text:s text:c="4"/>&lt;url-pattern&gt;/main&lt;/url-pattern&gt;</text:p>
      <text:p text:style-name="P31"><text:s text:c="2"/>&lt;/servlet-mapping&gt;</text:p>
      <text:p text:style-name="P31"><text:s text:c="2"/>&lt;servlet&gt;</text:p>
      <text:p text:style-name="P31"><text:s text:c="4"/>&lt;servlet-name&gt;Post&lt;/servlet-name&gt;</text:p>
      <text:p text:style-name="P31"><text:s text:c="4"/>&lt;jsp-file&gt;/Post.jsp&lt;/jsp-file&gt;</text:p>
      <text:p text:style-name="P31"><text:s text:c="2"/>&lt;/servlet&gt;</text:p>
      <text:p text:style-name="P31"><text:s text:c="2"/>&lt;servlet-mapping&gt;</text:p>
      <text:p text:style-name="P31"><text:s text:c="4"/>&lt;servlet-name&gt;Post&lt;/servlet-name&gt;</text:p>
      <text:p text:style-name="P31"><text:s text:c="4"/>&lt;url-pattern&gt;/post&lt;/url-pattern&gt;</text:p>
      <text:p text:style-name="P31"><text:s text:c="2"/>&lt;/servlet-mapping&gt;</text:p>
      <text:p text:style-name="P31"><text:s text:c="2"/></text:p>
      <text:p text:style-name="P31"><text:s text:c="3"/>&lt;security-role&gt; </text:p>
      <text:p text:style-name="P31"><text:s text:c="8"/>&lt;role-name&gt;admin&lt;/role-name&gt; </text:p>
      <text:p text:style-name="P31"><text:s text:c="4"/>&lt;/security-role&gt; </text:p>
      <text:p text:style-name="P31"/>
      <text:p text:style-name="P31"><text:s text:c="4"/>&lt;security-role&gt; </text:p>
      <text:p text:style-name="P31"><text:s text:c="8"/>&lt;role-name&gt;user&lt;/role-name&gt; </text:p>
      <text:p text:style-name="P31"><text:s text:c="4"/>&lt;/security-role&gt; </text:p>
      <text:p text:style-name="P31"><text:s/></text:p>
      <text:p text:style-name="P31"><text:s text:c="4"/>&lt;security-constraint&gt; </text:p>
      <text:p text:style-name="P31"><text:s text:c="8"/>&lt;web-resource-collection&gt; </text:p>
      <text:p text:style-name="P31"><text:soft-page-break/><text:s text:c="12"/>&lt;web-resource-name&gt;/&lt;/web-resource-name&gt; </text:p>
      <text:p text:style-name="P31"><text:s text:c="12"/>&lt;url-pattern&gt;/&lt;/url-pattern&gt; </text:p>
      <text:p text:style-name="P31"><text:s text:c="12"/>&lt;http-method&gt;GET&lt;/http-method&gt; </text:p>
      <text:p text:style-name="P31"><text:s text:c="12"/>&lt;http-method&gt;POST&lt;/http-method&gt; </text:p>
      <text:p text:style-name="P31"><text:s text:c="8"/>&lt;/web-resource-collection&gt; </text:p>
      <text:p text:style-name="P31"><text:s text:c="8"/>&lt;auth-constraint&gt; </text:p>
      <text:p text:style-name="P31"><text:s text:c="12"/>&lt;role-name&gt;admin&lt;/role-name&gt; </text:p>
      <text:p text:style-name="P31"><text:s text:c="12"/>&lt;role-name&gt;user&lt;/role-name&gt; </text:p>
      <text:p text:style-name="P31"><text:s text:c="8"/>&lt;/auth-constraint&gt; </text:p>
      <text:p text:style-name="P31"><text:s text:c="4"/>&lt;/security-constraint&gt; </text:p>
      <text:p text:style-name="P31"><text:s/></text:p>
      <text:p text:style-name="P31"><text:s text:c="4"/>&lt;login-config&gt; </text:p>
      <text:p text:style-name="P31"><text:s text:c="8"/>&lt;auth-method&gt;BASIC&lt;/auth-method&gt; </text:p>
      <text:p text:style-name="P31"><text:s text:c="8"/>&lt;realm-name&gt;Write Post List&lt;/realm-name&gt; </text:p>
      <text:p text:style-name="P31"><text:s text:c="4"/>&lt;/login-config&gt;</text:p>
      <text:p text:style-name="P31"><text:s text:c="2"/></text:p>
      <text:p text:style-name="P31">&lt;/web-app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onospace" svg:font-family="Monospace" style:font-family-generic="roman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sans-serif" svg:font-family="sans-serif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text-align="center" style:justify-single-word="false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宋体" style:font-family-complex="宋体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Заголовок1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" style:default-outline-level="3" style:class="text">
      <style:paragraph-properties fo:margin-top="0.247cm" fo:margin-bottom="0.212cm" style:contextual-spacing="false"/>
      <style:text-properties fo:font-weight="bold" style:font-weight-asian="bold" style:font-weight-complex="bold"/>
    </style:style>
    <style:style style:name="Heading_20_4" style:display-name="Heading 4" style:family="paragraph" style:parent-style-name="Заголовок" style:next-style-name="Text_20_body" style:default-outline-level="4" style:class="text">
      <style:paragraph-properties fo:margin-top="0.212cm" fo:margin-bottom="0.212cm" style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Заголовок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Заголовок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Заголовок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Noto Sans Devanagari" style:font-family-complex="'Noto Sans Devanagari'" style:font-family-generic-complex="system" style:font-pitch-complex="variable" style:font-style-complex="italic"/>
    </style:style>
    <style:style style:name="index_20_1" style:display-name="index 1" style:family="paragraph" style:parent-style-name="Standard" style:next-style-name="Standard" style:default-outline-level=""/>
    <style:style style:name="Footnote" style:family="paragraph" style:parent-style-name="Standard" style:default-outline-level="" style:class="extra">
      <style:text-properties fo:color="#000000" loext:opacity="100%"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Верхний_20_и_20_нижний_20_колонтитулы" style:display-name="Верхний и нижний колонтитулы" style:family="paragraph" style:parent-style-name="Standard" style:default-outline-level=""/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a_20_heading" style:display-name="toa heading" style:family="paragraph" style:parent-style-name="index_20_heading" style:next-style-name="Standard" style:default-outline-level=""/>
    <style:style style:name="index_20_heading" style:display-name="index heading" style:family="paragraph" style:parent-style-name="Заголовок1" style:next-style-name="index_20_1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.751cm" fo:margin-right="0cm" fo:margin-top="0cm" fo:margin-bottom="0.176cm" style:contextual-spacing="false" fo:line-height="115%" fo:text-indent="-0.501cm" style:auto-text-indent="false"/>
      <style:text-properties style:font-name="Calibri" fo:font-family="Calibri" style:font-family-generic="roman" style:font-pitch="variable" fo:font-size="11pt" style:font-name-asian="SimSun" style:font-family-asian="SimSun" style:font-family-generic-asian="system" style:font-pitch-asian="variable" style:font-size-asian="11pt" style:font-name-complex="宋体" style:font-family-complex="宋体" style:font-family-generic-complex="system" style:font-pitch-complex="variable" style:font-size-complex="11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776cm" fo:margin-right="0cm" fo:margin-top="0cm" fo:margin-bottom="0.176cm" style:contextual-spacing="false" fo:line-height="115%" fo:text-indent="0cm" style:auto-text-indent="false"/>
      <style:text-properties style:font-name="Calibri" fo:font-family="Calibri" style:font-family-generic="roman" style:font-pitch="variable" fo:font-size="11pt" style:font-name-asian="SimSun" style:font-family-asian="SimSun" style:font-family-generic-asian="system" style:font-pitch-asian="variable" style:font-size-asian="11pt" style:font-name-complex="宋体" style:font-family-complex="宋体" style:font-family-generic-complex="system" style:font-pitch-complex="variable" style:font-size-complex="11pt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top="0cm" fo:margin-bottom="0.176cm" style:contextual-spacing="false" fo:line-height="115%"/>
      <style:text-properties fo:font-size="14pt" style:font-name-asian="SimSun" style:font-family-asian="SimSun" style:font-family-generic-asian="system" style:font-pitch-asian="variable" style:font-size-asian="14pt" style:font-name-complex="宋体" style:font-family-complex="宋体" style:font-family-generic-complex="system" style:font-pitch-complex="variable" style:font-size-complex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Стиль6" style:family="paragraph" style:parent-style-name="Standard" style:default-outline-level="">
      <style:paragraph-properties fo:margin-left="0cm" fo:margin-right="0cm" fo:line-height="200%" fo:text-indent="1.27cm" style:auto-text-indent="false"/>
      <style:text-properties fo:color="#ffff00" loext:opacity="100%" style:font-name="Arial" fo:font-family="Arial" style:font-family-generic="roman" style:font-pitch="variable"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/>
    </style:style>
    <style:style style:name="Стиль8" style:family="paragraph" style:parent-style-name="Standard" style:default-outline-level="">
      <style:paragraph-properties fo:margin-left="0cm" fo:margin-right="0cm" fo:line-height="200%" fo:text-indent="1.27cm" style:auto-text-indent="false"/>
      <style:text-properties fo:color="#ffff00" loext:opacity="100%" style:font-name="Arial" fo:font-family="Arial" style:font-family-generic="roman" style:font-pitch="variable"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Содержимое_20_таблицы" style:display-name="Содержимое таблицы" style:family="paragraph" style:parent-style-name="Standard_20__28_user_29_" style:default-outline-level="">
      <style:paragraph-properties text:number-lines="false" text:line-number="0"/>
    </style:style>
    <style:style style:name="Заголовок_20_оглавления1" style:display-name="Заголовок оглавления1" style:family="paragraph" style:parent-style-name="Heading_20_1" style:next-style-name="Standard" style:default-outline-level="">
      <style:paragraph-properties fo:line-height="115%"/>
    </style:style>
    <style:style style:name="Фигура" style:family="paragraph" style:parent-style-name="Caption" style:default-outline-level=""/>
    <style:style style:name="Index_20_Heading" style:display-name="Index Heading" style:family="paragraph" style:parent-style-name="Заголовок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Содержимое_20_врезки" style:display-name="Содержимое врезки" style:family="paragraph" style:parent-style-name="Standard" style:default-outline-level=""/>
    <style:style style:name="Table_20_of_20_Figures" style:display-name="Table of Figures" style:family="paragraph" style:parent-style-name="Caption" style:default-outline-level=""/>
    <style:style style:name="Illustration" style:family="paragraph" style:parent-style-name="Caption" style:default-outline-level="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/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宋体" style:font-family-complex="宋体" style:font-family-generic-complex="system" style:font-pitch-complex="variable" style:font-size-complex="14pt" style:font-weight-complex="bold"/>
    </style:style>
    <style:style style:name="Интернет-ссылка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Верхний_20_колонтитул_20_Знак" style:display-name="Верхний колонтитул Знак" style:family="tex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>
      <style:text-properties fo:font-size="12pt" style:font-size-asian="12pt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pple-converted-space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fo:color="#000000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ttle2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Ссылка_20_указателя" style:display-name="Ссылка указателя" style:family="text"/>
    <style:style style:name="Посещённая_20_гиперссылка" style:display-name="Посещённая гиперссылка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887cm" fo:margin-bottom="0.48cm" fo:margin-left="2.251cm" fo:margin-right="0.74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87cm" fo:margin-bottom="0.58cm" fo:margin-left="2.251cm" fo:margin-right="0.74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7T19:19:00</meta:creation-date>
    <meta:initial-creator>user</meta:initial-creator>
    <dc:language>ru-RU</dc:language>
    <meta:print-date>2014-12-19T14:28:00</meta:print-date>
    <dc:date>2021-10-02T15:39:04.168406387</dc:date>
    <meta:editing-cycles>254</meta:editing-cycles>
    <meta:editing-duration>PT12H22M30S</meta:editing-duration>
    <meta:generator>LibreOffice/7.2.1.2$Linux_X86_64 LibreOffice_project/20$Build-2</meta:generator>
    <meta:document-statistic meta:table-count="1" meta:image-count="0" meta:object-count="0" meta:page-count="14" meta:paragraph-count="270" meta:word-count="1345" meta:character-count="13088" meta:non-whitespace-character-count="10848"/>
    <meta:user-defined meta:name="AppVersion">15.0000</meta:user-defined>
    <meta:user-defined meta:name="Company">CNIT ETU</meta:user-defined>
    <meta:user-defined meta:name="HyperlinksChanged" meta:value-type="boolean">false</meta:user-defined>
    <meta:user-defined meta:name="KSOProductBuildVer">1049-11.2.0.9718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